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0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Arial" fo:font-size="10pt" style:text-underline-style="none" style:font-size-asian="10pt" style:font-size-complex="10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text:tab/>%=entete_reference_label=% %=entete_reference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creator>pta</dc:creator>
    <dc:date>2011-10-27T09:21:15</dc:date>
    <meta:editing-cycles>116</meta:editing-cycles>
    <meta:editing-duration>PT7H19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71" meta:character-count="580"/>
  </office:meta>
</office:document-meta>
</file>